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text-properties officeooo:paragraph-rsid="11285ff5"/>
    </style:style>
    <style:style style:name="P34" style:family="paragraph" style:parent-style-name="Standard">
      <style:paragraph-properties fo:text-align="center" style:justify-single-word="false"/>
      <style:text-properties officeooo:paragraph-rsid="0fb98046"/>
    </style:style>
    <style:style style:name="P35" style:family="paragraph" style:parent-style-name="Standard">
      <style:text-properties officeooo:paragraph-rsid="0fb98046"/>
    </style:style>
    <style:style style:name="P3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0a8329"/>
    </style:style>
    <style:style style:name="P42" style:family="paragraph" style:parent-style-name="Footnote">
      <style:text-properties officeooo:paragraph-rsid="105c5e96"/>
    </style:style>
    <style:style style:name="P43" style:family="paragraph" style:parent-style-name="Footnote">
      <style:text-properties style:font-name="Liberation Sans" officeooo:paragraph-rsid="1015e93a"/>
    </style:style>
    <style:style style:name="P44" style:family="paragraph" style:parent-style-name="Footnote">
      <style:paragraph-properties style:writing-mode="lr-tb"/>
      <style:text-properties officeooo:paragraph-rsid="1140b83a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020f7f1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85ff5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2" style:family="paragraph" style:parent-style-name="Standard">
      <style:text-properties officeooo:paragraph-rsid="0f99f892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officeooo:rsid="04473353"/>
    </style:style>
    <style:style style:name="T124" style:family="text">
      <style:text-properties officeooo:rsid="0f95a7a0"/>
    </style:style>
    <style:style style:name="T125" style:family="text">
      <style:text-properties officeooo:rsid="0f8f58bd"/>
    </style:style>
    <style:style style:name="T126" style:family="text">
      <style:text-properties officeooo:rsid="0aace3cd"/>
    </style:style>
    <style:style style:name="T127" style:family="text">
      <style:text-properties style:font-name="Ubuntu" fo:font-size="10pt" officeooo:rsid="04473353" style:font-size-asian="10pt" style:font-size-complex="10pt"/>
    </style:style>
    <style:style style:name="T128" style:family="text">
      <style:text-properties fo:font-size="10pt" officeooo:rsid="04473353" style:font-size-asian="10pt" style:font-size-complex="10pt"/>
    </style:style>
    <style:style style:name="T1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6a2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b83a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1140b83a" style:font-family-asian="OpenSymbol" style:font-charset-asian="x-symbol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b83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officeooo:rsid="10048e31"/>
    </style:style>
    <style:style style:name="T179" style:family="text">
      <style:text-properties style:font-name="Liberation Sans" officeooo:rsid="10048e31"/>
    </style:style>
    <style:style style:name="T180" style:family="text">
      <style:text-properties officeooo:rsid="10048e31" style:font-size-asian="11pt" style:font-size-complex="11pt"/>
    </style:style>
    <style:style style:name="T18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3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4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officeooo:rsid="101b90cf"/>
    </style:style>
    <style:style style:name="T191" style:family="text">
      <style:text-properties officeooo:rsid="10b5b188"/>
    </style:style>
    <style:style style:name="T1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4" style:family="text">
      <style:text-properties officeooo:rsid="101e15d6"/>
    </style:style>
    <style:style style:name="T195" style:family="text">
      <style:text-properties officeooo:rsid="10a19599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font-name="Liberation Sans" fo:font-size="12pt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3"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1"><text:span text:style-name="T106">Start de computer op vanaf</text:span><text:span text:style-name="T106"><text:note text:id="ftn3" text:note-class="footnote"><text:note-citation>1</text:note-citation><text:note-body><text:p text:style-name="P42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</text:span><text:span text:style-name="T113">eelgebruikte toetsen:</text:span><text:span text:style-name="T114"> </text:span><text:span text:style-name="T115">Esc</text:span><text:span text:style-name="T114">, </text:span><text:span text:style-name="T115">Delete</text:span><text:span text:style-name="T114">, </text:span><text:span text:style-name="T115">F1</text:span><text:span text:style-name="T114">, </text:span><text:span text:style-name="T115">F2</text:span><text:span text:style-name="T114">, </text:span><text:span text:style-name="T115">F9</text:span><text:span text:style-name="T114">, </text:span><text:span text:style-name="T115">F10</text:span><text:span text:style-name="T114">, </text:span><text:span text:style-name="T115">F11</text:span><text:span text:style-name="T114">, of </text:span><text:span text:style-name="T115">F12</text:span></text:p></text:note-body></text:note></text:span><text:span text:style-name="T106"> </text:span><text:span text:style-name="T116">een </text:span><text:span text:style-name="T117"><text:user-field-get text:name="Distro">Debian</text:user-field-get></text:span><text:span text:style-name="T118"><text:s/></text:span><text:span text:style-name="T119">Desktop</text:span><text:span text:style-name="T120"> </text:span><text:span text:style-name="T121">Live</text:span><text:span text:style-name="T122"><text:note text:id="ftn4" text:note-class="footnote"><text:note-citation>2</text:note-citation><text:note-body><text:p text:style-name="P43"><text:span text:style-name="T123">Vanaf een </text:span><text:span text:style-name="T124">L</text:span><text:span text:style-name="T123">ive </text:span><text:span text:style-name="T125">USB</text:span><text:span text:style-name="T126">-stick</text:span><text:span text:style-name="T127"> </text:span><text:span text:style-name="T123">kunt u opstarten en </text:span><text:span text:style-name="T128">met </text:span><text:span text:style-name="T129"><text:user-field-get text:name="Distro">Debian</text:user-field-get></text:span><text:span text:style-name="T129"><text:s/></text:span><text:span text:style-name="T123">werken zonder enige bestanden op de harde schijf te wijzigen en maakt ook installatie van </text:span><text:span text:style-name="T129"><text:user-field-get text:name="Distro">Debian</text:user-field-get></text:span><text:span text:style-name="T129"><text:s/></text:span><text:span text:style-name="T123">mogelijk.</text:span></text:p></text:note-body></text:note></text:span><text:span text:style-name="T130"> </text:span><text:span text:style-name="T131">USB</text:span><text:span text:style-name="T132">-stick</text:span><text:span text:style-name="T132"><text:note text:id="ftn5" text:note-class="footnote"><text:note-citation>3</text:note-citation><text:note-body><text:p text:style-name="P44"><text:span text:style-name="T133">Ga naar</text:span><text:span text:style-name="T134"> </text:span><text:a xlink:type="simple" xlink:href="https://www.debian.org/" text:style-name="Internet_20_link" text:visited-style-name="Visited_20_Internet_20_Link"><text:span text:style-name="T135">debian.org</text:span></text:a><text:span text:style-name="T134">, </text:span><text:span text:style-name="T136">en </text:span><text:span text:style-name="T137">klik op</text:span><text:span text:style-name="T136"> </text:span><text:span text:style-name="Strong_20_Emphasis"><text:span text:style-name="T138">Andere</text:span></text:span><text:span text:style-name="Strong_20_Emphasis"><text:span text:style-name="T139"> downloads</text:span></text:span><text:span text:style-name="T140"> (onder “Download</text:span><text:span text:style-name="T141">en”</text:span><text:span text:style-name="T140">) </text:span><text:span text:style-name="T136">en </text:span><text:span text:style-name="T137">vervolgens op</text:span><text:span text:style-name="T140"> </text:span><text:span text:style-name="Strong_20_Emphasis"><text:span text:style-name="T138">Ander</text:span></text:span><text:span text:style-name="Strong_20_Emphasis"><text:span text:style-name="T139"> live-ISO</text:span></text:span><text:span text:style-name="T140"> (onder “Debian live uitproberen voordat u installeert”</text:span><text:span text:style-name="T142">).<text:line-break/></text:span><text:span text:style-name="T141">Klik op éé</text:span><text:span text:style-name="T133">n</text:span><text:span text:style-name="T143"> van de volgende drie</text:span><text:span text:style-name="T141">:<text:line-break/></text:span><text:span text:style-name="Strong_20_Emphasis"><text:span text:style-name="T142">debian-live-...-amd64-</text:span></text:span><text:span text:style-name="Strong_20_Emphasis"><text:span text:style-name="T144">gnome</text:span></text:span><text:span text:style-name="Strong_20_Emphasis"><text:span text:style-name="T145">.iso</text:span></text:span><text:span text:style-name="Strong_20_Emphasis"><text:span text:style-name="T146"><text:tab/><text:tab/></text:span></text:span><text:span text:style-name="Strong_20_Emphasis"><text:span text:style-name="T147">meest gebruikt,</text:span></text:span><text:span text:style-name="Strong_20_Emphasis"><text:span text:style-name="T141"> </text:span></text:span><text:span text:style-name="T148">z</text:span><text:span text:style-name="T148">o</text:span><text:span text:style-name="T148">a</text:span><text:span text:style-name="T148">l</text:span><text:span text:style-name="T148">s</text:span><text:span text:style-name="T141"> Ubuntu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cinnamon</text:span></text:span><text:span text:style-name="Strong_20_Emphasis"><text:span text:style-name="T145">.iso</text:span></text:span><text:span text:style-name="T146"> <text:tab/></text:span><text:span text:style-name="T148">z</text:span><text:span text:style-name="T148">o</text:span><text:span text:style-name="T148">a</text:span><text:span text:style-name="T148">l</text:span><text:span text:style-name="T148">s</text:span><text:span text:style-name="T149"> Windows en Linux Mint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lxqt</text:span></text:span><text:span text:style-name="Strong_20_Emphasis"><text:span text:style-name="T145">.iso</text:span></text:span><text:span text:style-name="T146"> <text:tab/><text:tab/><text:tab/></text:span><text:span text:style-name="T149">voor oude computers<text:line-break/></text:span><text:span text:style-name="Strong_20_Emphasis"><text:span text:style-name="T150">M</text:span></text:span><text:span text:style-name="Strong_20_Emphasis"><text:span text:style-name="T151">a</text:span></text:span><text:span text:style-name="Strong_20_Emphasis"><text:span text:style-name="T150">a</text:span></text:span><text:span text:style-name="Strong_20_Emphasis"><text:span text:style-name="T151">k</text:span></text:span><text:span text:style-name="Strong_20_Emphasis"><text:span text:style-name="T152"> </text:span></text:span><text:span text:style-name="Strong_20_Emphasis"><text:span text:style-name="T153">een opstartbare USB-stick </text:span></text:span><text:span text:style-name="Strong_20_Emphasis"><text:span text:style-name="T154">via het </text:span></text:span><text:span text:style-name="Strong_20_Emphasis"><text:span text:style-name="T155">programma Etcher </text:span></text:span><text:span text:style-name="Strong_20_Emphasis"><text:span text:style-name="T156">(</text:span></text:span><text:a xlink:type="simple" xlink:href="https://etcher.io/" text:style-name="Internet_20_link" text:visited-style-name="Visited_20_Internet_20_Link"><text:span text:style-name="Strong_20_Emphasis"><text:span text:style-name="T157">etcher.io</text:span></text:span></text:a><text:span text:style-name="Strong_20_Emphasis"><text:span text:style-name="T156">) </text:span></text:span><text:span text:style-name="Strong_20_Emphasis"><text:span text:style-name="T155">dat beschikbaar is voor Windows, macOS, en Linux, </text:span></text:span><text:span text:style-name="Strong_20_Emphasis"><text:span text:style-name="T158">of gebruik de instructies uit </text:span></text:span><text:span text:style-name="Sterk_20_accent_20_voetnoot"><text:span text:style-name="T159">Linux info</text:span></text:span><text:span text:style-name="Strong_20_Emphasis"><text:span text:style-name="T158"> op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155">.</text:span></text:span></text:p></text:note-body></text:note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1">Selecteer</text:span><text:span text:style-name="T162"> </text:span><text:span text:style-name="Strong_20_Emphasis"><text:span text:style-name="T163">Live </text:span></text:span><text:span text:style-name="Strong_20_Emphasis"><text:span text:style-name="T164">system (amd64)</text:span></text:span><text:span text:style-name="T165"> </text:span><text:span text:style-name="T166">en druk op de </text:span><text:span text:style-name="T167">Enter</text:span><text:span text:style-name="T168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69">Start de installatie</text:span><text:span text:style-name="T170"> </text:span><text:span text:style-name="T80">via </text:span><text:span text:style-name="T171">een </text:span><text:span text:style-name="T172">klik op </text:span><text:span text:style-name="Strong_20_Emphasis"><text:span text:style-name="T173">Activities</text:span></text:span><text:span text:style-name="T172"> en </text:span><text:span text:style-name="T174">een </text:span><text:span text:style-name="T172">klik op</text:span><text:span text:style-name="T175"> </text:span><text:span text:style-name="Strong_20_Emphasis"><text:span text:style-name="T176">Install Debian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78">Typ</text:span><text:span text:style-name="T179"> </text:span><text:span text:style-name="User_20_Entry"><text:span text:style-name="T180">live</text:span></text:span><text:span text:style-name="T179"> als</text:span><text:span text:style-name="T178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1">Volg de installatieschermen en vul deze in.</text:span></text:span><text:span text:style-name="T182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3">Maak verbinding met het </text:span><text:span text:style-name="T184">netwerk</text:span><text:span text:style-name="T183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69">Bij </text:span><text:span text:style-name="Strong_20_Emphasis"><text:span text:style-name="T185">Welcome</text:span></text:span><text:span text:style-name="T169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6">K</text:span><text:span text:style-name="T169">ies </text:span><text:span text:style-name="Strong_20_Emphasis"><text:span text:style-name="T185">Nederlands</text:span></text:span><text:span text:style-name="T169"> </text:span><text:span text:style-name="T187">en 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89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0">B</text:span>ij <text:span text:style-name="T189">Regio</text:span> <text:span text:style-name="T190">kies</text:span> <text:span text:style-name="T189">Europa</text:span> <text:span text:style-name="T191">en </text:span><text:span text:style-name="T192">klik op </text:span><text:span text:style-name="Strong_20_Emphasis"><text:span text:style-name="T193">Volgende</text:span>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89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4">K</text:span>ies <text:span text:style-name="T189">English (US)</text:span> <text:span text:style-name="T195">en </text:span><text:span text:style-name="Strong_20_Emphasis"><text:span text:style-name="T195">English (US, intl., with dead keys)</text:span></text:span><text:span text:style-name="T195">, </text:span><text:span text:style-name="T191">en </text:span><text:span text:style-name="T192">klik op </text:span><text:span text:style-name="Strong_20_Emphasis"><text:span text:style-name="T193">Volgende</text:span>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6">Bij </text:span><text:span text:style-name="Strong_20_Emphasis"><text:span text:style-name="T197">Gebruikers</text:span></text:span><text:span text:style-name="T196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198">V</text:span><text:span text:style-name="T196">ul in </text:span><text:span text:style-name="Strong_20_Emphasis"><text:span text:style-name="T199">Wat is je naam?</text:span></text:span><text:span text:style-name="T200"> &lt;</text:span><text:span text:style-name="T201">gebruiker&gt;</text:span><text:span text:style-name="T202">,</text:span><text:span text:style-name="Strong_20_Emphasis"><text:span text:style-name="T203"><text:line-break/></text:span></text:span><text:span text:style-name="Strong_20_Emphasis"><text:span text:style-name="T199">Welke naam wil je gebruiken om in te loggen?</text:span></text:span><text:span text:style-name="T204"> &lt;</text:span><text:span text:style-name="T205">gebruikers</text:span><text:span text:style-name="T201">naam&gt;</text:span><text:span text:style-name="T169">,</text:span><text:span text:style-name="Strong_20_Emphasis"><text:span text:style-name="T206"><text:line-break/></text:span></text:span><text:span text:style-name="Strong_20_Emphasis"><text:span text:style-name="T207">Wat is de </text:span></text:span><text:span text:style-name="Strong_20_Emphasis"><text:span text:style-name="T199">naam van deze </text:span></text:span><text:span text:style-name="Strong_20_Emphasis"><text:span text:style-name="T207">computer</text:span></text:span><text:span text:style-name="Strong_20_Emphasis"><text:span text:style-name="T208"> </text:span></text:span><text:span text:style-name="T209">&lt;</text:span><text:span text:style-name="T201">computernaam&gt;</text:span><text:span text:style-name="T200">,</text:span></text:p>
            <text:p text:style-name="P66"><text:span text:style-name="T204">v</text:span><text:span text:style-name="T200">ul </text:span><text:span text:style-name="T210">tweemaal het </text:span><text:span text:style-name="Strong_20_Emphasis"><text:span text:style-name="T211">wachtwoord</text:span></text:span><text:span text:style-name="T210"> </text:span><text:span text:style-name="T200">in</text:span><text:span text:style-name="T212"> </text:span><text:span text:style-name="T187">en klik op </text:span><text:span text:style-name="Strong_20_Emphasis"><text:span text:style-name="T213">Volgende</text:span></text:span><text:span text:style-name="T187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4">Installatie </text:span></text:span><text:span text:style-name="Strong_20_Emphasis"><text:span text:style-name="T215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6">Aanmelden als </text:span><text:span text:style-name="T59">&lt;</text:span><text:span text:style-name="T61">gebruike</text:span><text:span text:style-name="T62">r&gt;</text:span><text:span text:style-name="T171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7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18">Volg de welkomstschermen.</text:span><text:span text:style-name="T219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0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1">Druk op de Super (Windows/command/vergrootglas) toets of klik in de linkerbovenhoek.</text:span><text:span text:style-name="T221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2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3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33"><text:span text:style-name="T74">T</text:span><text:span text:style-name="T75">yp </text:span><text:span text:style-name="User_20_Entry"><text:span text:style-name="T224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6"><text:span text:style-name="T101">Selecteer</text:span><text:span text:style-name="T225"> </text:span><text:span text:style-name="Strong_20_Emphasis"><text:span text:style-name="T226">3</text:span></text:span><text:span text:style-name="T227"> </text:span><text:span text:style-name="T228">Installatie</text:span><text:span text:style-name="T229"> </text:span><text:span text:style-name="T230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7"><text:span text:style-name="Strong_20_Emphasis"><text:span text:style-name="T231">Gebruiker inrichten</text:span></text:span></text:p>
        </text:list-item>
      </text:list>
      <text:p text:style-name="P8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0"><text:span text:style-name="T216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1"><text:span text:style-name="T232">E</text:span><text:span text:style-name="T233">v</text:span><text:span text:style-name="T234">en</text:span><text:span text:style-name="T235">t</text:span><text:span text:style-name="T236">uele </text:span><text:span text:style-name="T237">extra </text:span><text:span text:style-name="T70">gebruiker</text:span><text:span text:style-name="T237">s aanmelden </text:span><text:span text:style-name="T238">en dezelfde stappen uitvoeren</text:span><text:span text:style-name="T239">.</text:span></text:p></text:note-body></text:note></text:span><text:span text:style-name="T216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 table:style-name="Tabel2.3"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89"><text:span text:style-name="Strong_20_Emphasis"/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40">Volg de welkomstschermen.</text:span><text:span text:style-name="T241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6"><text:span text:style-name="T74">T</text:span><text:span text:style-name="T75">yp </text:span><text:span text:style-name="User_20_Entry"><text:span text:style-name="T242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3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24"/>
          </table:table-cell>
          <table:table-cell table:style-name="Tabel2.D5" office:value-type="string">
            <text:p text:style-name="P96"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8"><text:span text:style-name="T101">Selecteer</text:span><text:span text:style-name="T225"> </text:span><text:span text:style-name="Strong_20_Emphasis"><text:span text:style-name="T226">4</text:span></text:span><text:span text:style-name="T227"> </text:span><text:span text:style-name="T244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8" office:value-type="string">
            <text:p text:style-name="P99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0"/>
      <text:p text:style-name="P101"/>
      <text:p text:style-name="P102"><text:span text:style-name="T245">E</text:span><text:span text:style-name="T246">inde c</text:span><text:span text:style-name="T247">hecklist, </text:span><text:span text:style-name="T248">d</text:span><text:span text:style-name="T247">e</text:span><text:span text:style-name="T249"> installatie van </text:span><text:span text:style-name="T249"><text:user-field-get text:name="Distro">Debian</text:user-field-get></text:span><text:span text:style-name="T118"><text:s/></text:span><text:span text:style-name="T119">Des</text:span><text:span text:style-name="T250">k</text:span><text:span text:style-name="T119">top</text:span><text:span text:style-name="T120"> </text:span><text:span text:style-name="T249">is voltooid.</text:span></text:p>
      <text:p text:style-name="P103"/>
      <text:list text:style-name="L2">
        <text:list-header>
          <text:p text:style-name="P104"><text:span text:style-name="T251">Geschreven door </text:span><text:a xlink:type="simple" xlink:href="mailto:info@karelzimmer.nl?subject=Checklist%20installatie%20Linux" text:style-name="Internet_20_link" text:visited-style-name="Visited_20_Internet_20_Link"><text:span text:style-name="T252">Karel Zimmer</text:span></text:a><text:span text:style-name="T253">.</text:span></text:p>
          <text:p text:style-name="P105"><text:span text:style-name="T254">Licentie </text:span><text:span text:style-name="T253">C</text:span><text:span text:style-name="T255">C0</text:span><text:span text:style-name="T253"> 1.0 </text:span><text:span text:style-name="T25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6"><text:s/></text:span><text:span text:style-name="T25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13T14:19:52.860084841">13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14:19:52.777844986</dc:date>
    <meta:keyword>Installatie</meta:keyword>
    <meta:keyword>Checklist</meta:keyword>
    <meta:keyword>Linux</meta:keyword>
    <meta:editing-cycles>7114</meta:editing-cycles>
    <meta:editing-duration>P13DT1H4M41S</meta:editing-duration>
    <meta:print-date>2025-02-26T16:34:17.960837243</meta:print-date>
    <dc:creator>Karel Zimmer</dc:creator>
    <meta:document-statistic meta:table-count="4" meta:image-count="2" meta:object-count="0" meta:page-count="4" meta:paragraph-count="96" meta:word-count="538" meta:character-count="3786" meta:non-whitespace-character-count="3296"/>
    <meta:user-defined meta:name="Info 1"/>
    <meta:user-defined meta:name="Info 2"/>
    <meta:user-defined meta:name="Info 3"/>
    <meta:user-defined meta:name="Info 4"/>
  </office:meta>
</office:document-meta>
</file>